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9FFE666BBA00316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34cm, 3.202cm, 16.137cm, 6.38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2cm" svg:height="22.4cm" svg:x="0.991cm" svg:y="2.491cm">
          <draw:image xlink:href="Pictures/10000000000005E8000007E09FFE666BBA00316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1-14T06:12:35.621887918</dc:date>
    <meta:editing-duration>PT3M35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